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Project: </text:span><text:span text:style-name="T1">Walking Tour Creator</text:span><text:span text:style-name="T2"> - </text:span>Group Project 07 </text:p>
      <text:p text:style-name="Standard"><text:span text:style-name="T2">Meeting: </text:span>Weekly Project Meeting </text:p>
      <text:p text:style-name="Standard"><text:span text:style-name="T2">Persons present:</text:span> Everyone</text:p>
      <text:p text:style-name="Standard"><text:span text:style-name="T2">Place and date of meeting: </text:span><text:span text:style-name="T1">Orchard</text:span> 10:00, 1st November 2013. </text:p>
      <text:p text:style-name="Standard"><text:span text:style-name="T2">Circulation list:</text:span> All project members and Neil Taylor (nst@aber.ac.uk)</text:p>
      <text:p text:style-name="Standard"><text:span text:style-name="T2">Author: </text:span>Ryan Gouldsmith (ryg1@aber.ac.uk) </text:p>
      <text:p text:style-name="Standard"><text:span text:style-name="T2">Date of minutes: <text:s/></text:span><text:span text:style-name="T1">1st</text:span> November</text:p>
      <text:p text:style-name="Standard"><text:span text:style-name="T2">Version: </text:span><text:span text:style-name="T1">1.0.</text:span></text:p>
      <text:p text:style-name="Standard"/>
      <text:p text:style-name="Standard"><text:span text:style-name="T2">Matters Arising:</text:span> </text:p>
      <text:list xml:id="list9437886371" text:style-name="L1">
        <text:list-header>
          <text:p text:style-name="P3">1. A UML discussion and a discussion about the different sections of the planning document and making sure everything is acceptable for the deliverable.</text:p>
        </text:list-header>
      </text:list>
      <text:p text:style-name="Standard"/>
      <text:p text:style-name="P2">New Business:</text:p>
      <text:list xml:id="list1706815655" text:style-name="L2">
        <text:list-item>
          <text:p text:style-name="P4">Zack mentioned that himself and Ryan need to start the test specification soon, as the deliverable is approaching.<text:line-break/><text:line-break/>Zack mentioned that we would need to test the GPS co-ordinates so that we made sure that the walks destination is within the limits of the GPS co-ordinates.<text:line-break/><text:span text:style-name="T2">ACTION:</text:span> ryg1, zal<text:line-break/></text:p>
        </text:list-item>
        <text:list-item>
          <text:p text:style-name="P4">Dave mentioned he got feedback on the Risk Assessment from Neil – and he has given him ways to improve. <text:line-break/></text:p>
        </text:list-item>
        <text:list-item>
          <text:p text:style-name="P4">Dave asked what Ryan meant when he said they should include the timestamp – Ryan said that once they set a location they get the timestamp for the location. Harry and Martin said that they could possibly do it to work out the duration of the walk from the times. <text:line-break/></text:p>
        </text:list-item>
        <text:list-item>
          <text:p text:style-name="P4">Dave asked about how we're going about the zoom function. Harry said he believed that OpenSpace API has a pinch setting. <text:line-break/></text:p>
        </text:list-item>
        <text:list-item>
          <text:p text:style-name="P4">Mark S, Mark p or Jack will host the website on their Abersytwyth University account – this was undecided on who, as you can't host server side code on GitHub for a portfolio.<text:line-break/><text:line-break/>Dave wanted to add the Android scan me code the website, Zack recommended that we add it to an About page.<text:line-break/><text:line-break/>Jack said he thinks we could use something like lightbox for the portfolio section, on the images so they pop out of the screen – and give some extra information.</text:p>
          <text:p text:style-name="P4"/>
        </text:list-item>
        <text:list-item>
          <text:p text:style-name="P4">Dave wants to get rid of the button on the start up page. Zack feels that we should just be able to tap the logo and it will load the application. This decision was made. <text:line-break/></text:p>
        </text:list-item>
        <text:list-item>
          <text:p text:style-name="P4">Dave addressed the issue of if deleting the local copy of the walk will it delete it from the website. Ryan suggested that you delete the website walk by logging in and deleting it – deleting the local copy can be done off the phone. This decision <text:soft-page-break/>was made.<text:line-break/></text:p>
        </text:list-item>
        <text:list-item>
          <text:p text:style-name="P4">There should be a link at the bottom of the webpage for a report incase people use the website in malicious ways. <text:line-break/><text:line-break/>Everyone suggeseted that we can add a search tab to search for the logged in user walks, or walks from the database in general – using SQL to limit the search for specific items. <text:line-break/><text:line-break/>Jack needs to make some changes regarding the design, by adding an about page and some re-designs – including the Aberystwyth Disclaimer at the bottom.<text:line-break/><text:line-break/>We will make the page modal for the log in and the portfolio viewing.<text:line-break/><text:span text:style-name="T2">ACTION: </text:span>jar39<text:line-break/></text:p>
        </text:list-item>
        <text:list-item>
          <text:p text:style-name="P4">Dave said for Tuesday that the Gantt Chart and that will be completed. Zack and Ryan are to start on <text:s/>and have a draft for the test specifcation. The rest of the group need to input ideas into what needs to be included in the test specification. Ryan needs to look at the documents and upload everything to Git.<text:line-break/><text:span text:style-name="T2">ACTION:</text:span>Everyone</text:p>
          <text:p text:style-name="P4"><text:line-break/><text:line-break/></text:p>
        </text:list-item>
      </text:list>
      <text:p text:style-name="Standard"><text:span text:style-name="T2">Any Other Business:</text:span><text:line-break/> <text:s/></text:p>
      <text:p text:style-name="P1"><text:span text:style-name="T2">Authors Email Address:</text:span> <text:a xlink:type="simple" xlink:href="mailto:ryg1@aber.ac.uk">ryg1@aber.ac.uk</text:a></text:p>
      <text:p text:style-name="P1"/>
      <text:p text:style-name="P1"><text:span text:style-name="T2">Dates: </text:span>Version 1.0: 1st November Version 1.1 3rd Nove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2013_11_1.o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1:13:41</meta:creation-date>
    <dc:date>2013-11-03T13:09:02</dc:date>
    <meta:editing-duration>PT7H42M50S</meta:editing-duration>
    <meta:editing-cycles>216</meta:editing-cycles>
    <meta:generator>LibreOffice/3.5$Linux_X86_64 LibreOffice_project/350m1$Build-2</meta:generator>
    <meta:document-statistic meta:table-count="0" meta:image-count="0" meta:object-count="0" meta:page-count="2" meta:paragraph-count="25" meta:word-count="564" meta:character-count="3175" meta:non-whitespace-character-count="2612"/>
  </office:meta>
</office:document-meta>
</file>